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alibri Light1" svg:font-family="'Calibri Light'"/>
    <style:font-face style:name="Courier New" svg:font-family="'Courier New'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5">
      <style:paragraph-properties fo:text-align="justify" style:justify-single-word="false"/>
    </style:style>
    <style:style style:name="P2" style:family="paragraph" style:parent-style-name="List_20_Paragraph" style:list-style-name="WWNum17">
      <style:paragraph-properties fo:text-align="justify" style:justify-single-word="false"/>
    </style:style>
    <style:style style:name="P3" style:family="paragraph" style:parent-style-name="List_20_Paragraph">
      <style:text-properties style:font-name="Calibri Light" fo:font-size="12pt" style:font-size-asian="12pt" style:font-name-complex="Calibri Light2" style:font-size-complex="12pt"/>
    </style:style>
    <style:style style:name="P4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2" style:font-size-complex="12pt"/>
    </style:style>
    <style:style style:name="P5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6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2" style:font-size-complex="1pt"/>
    </style:style>
    <style:style style:name="P9" style:family="paragraph" style:parent-style-name="Standard">
      <style:paragraph-properties fo:text-align="center" style:justify-single-word="false"/>
      <style:text-properties style:font-name="Calibri Light" fo:font-size="12pt" style:font-size-asian="12pt" style:font-name-complex="Calibri Light2" style:font-size-complex="12pt"/>
    </style:style>
    <style:style style:name="P10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11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2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13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</style:style>
    <style:style style:name="P14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P15" style:family="paragraph">
      <style:paragraph-properties fo:margin-top="0cm" fo:margin-bottom="0cm" fo:line-height="100%" fo:text-align="end"/>
      <style:text-properties fo:font-size="11pt"/>
    </style:style>
    <style:style style:name="P16" style:family="paragraph">
      <loext:graphic-properties draw:fill="none"/>
      <style:paragraph-properties fo:margin-top="0cm" fo:margin-bottom="0cm" fo:line-height="100%" fo:text-align="end"/>
      <style:text-properties fo:font-size="11pt"/>
    </style:style>
    <style:style style:name="T1" style:family="text">
      <style:text-properties fo:font-size="14pt" fo:language="ca" fo:country="ES" style:font-size-asian="14pt" style:font-size-complex="14pt"/>
    </style:style>
    <style:style style:name="T2" style:family="text">
      <style:text-properties fo:color="#4f81bd" loext:opacity="100%" fo:font-size="14pt" fo:font-weight="bold" style:font-size-asian="14pt" style:font-weight-asian="bold" style:font-size-complex="14pt"/>
    </style:style>
    <style:style style:name="T3" style:family="text">
      <style:text-properties fo:color="#4f81bd" loext:opacity="100%" fo:font-size="14pt" fo:font-weight="bold" style:font-size-asian="14pt" style:font-weight-asian="bold" style:font-size-complex="14pt" fo:background-color="#ffff00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5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6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7" style:family="text">
      <style:text-properties style:font-name="Calibri Light" fo:font-size="12pt" style:font-size-asian="12pt" style:font-name-complex="Calibri Light2" style:font-size-complex="12pt"/>
    </style:style>
    <style:style style:name="T8" style:family="text">
      <style:text-properties style:font-name="Calibri Light" fo:font-size="12pt" fo:font-style="italic" style:font-size-asian="12pt" style:font-style-asian="italic" style:font-name-complex="Calibri Light2" style:font-size-complex="12pt" style:font-style-complex="italic"/>
    </style:style>
    <style:style style:name="T9" style:family="text">
      <style:text-properties fo:text-transform="uppercase" fo:color="#5b9bd5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text-transform="uppercas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NF2 – EL SERVEI DNS || uf1: DNS I DHCP</text:span></text:p>
      <text:p text:style-name="P10"><text:span text:style-name="T2">PROJECTE 1 – ETAPA 3 – SISTEMA DNS MESTRE/ESCLAU <text:s/></text:span></text:p>
      <text:p text:style-name="P7"><text:span text:style-name="T4">NOM DE L’ALUMNE/s: </text:span></text:p>
      <text:p text:style-name="P11"><text:span text:style-name="T4">OBJECTIU</text:span></text:p>
      <text:list xml:id="list2424790886" text:style-name="WWNum6">
        <text:list-item>
          <text:p text:style-name="P5"><text:span text:style-name="T5">Configurar i treballar sota un sistema DNS mestre/esclau complet i sota diferents opcions de funcionament. </text:span></text:p>
        </text:list-item>
      </text:list>
      <text:p text:style-name="P11"><text:span text:style-name="T4">INSTRUCCIONS</text:span></text:p>
      <text:list xml:id="list1608295465" text:style-name="WWNum5">
        <text:list-item>
          <text:p text:style-name="P6"><text:span text:style-name="T5">Aquesta etapa té un valor del 60% sobre la nota final del projecte.</text:span></text:p>
        </text:list-item>
        <text:list-item>
          <text:p text:style-name="P6"><text:span text:style-name="T5">Cal continuar utilitzant el que hem preparat a l’etapa anterior del projecte. </text:span></text:p>
        </text:list-item>
        <text:list-item>
          <text:p text:style-name="P6"><text:span text:style-name="T5">De totes maneres, us aconsello fer un </text:span><text:span text:style-name="T6">snapshot</text:span><text:span text:style-name="T5"> com a punt de partida de l’etapa. </text:span></text:p>
        </text:list-item>
        <text:list-item>
          <text:p text:style-name="P6"><text:span text:style-name="T5">Per defecte, cal que justifiqueu les respostes amb captures de pantalla. </text:span></text:p>
        </text:list-item>
        <text:list-item>
          <text:p text:style-name="P6"><text:span text:style-name="T5">Si a la captura no hi ha cap valor que la identifiqui de forma única, cal que es vegi el fons d’escriptori, </text:span><text:span text:style-name="T6">notepad</text:span><text:span text:style-name="T5"> o eines similars amb el vostre nomcognom! </text:span></text:p>
        </text:list-item>
        <text:list-item>
          <text:p text:style-name="P6"><text:span text:style-name="T5">Totes les captures que mostrin les comandes han d’incloure, a part del resultat, la comanda i/o els paràmetres, per tal de veure com la feu. </text:span></text:p>
        </text:list-item>
      </text:list>
      <text:p text:style-name="P12"/>
      <text:p text:style-name="P8"/>
      <text:p text:style-name="P7"><text:span text:style-name="T7">Ara que ja tenim els dominis de nomcognom.edu i cognomnom.edu activats a nivell de DNS als diferents servidors configurats com a rols primaris, caldrà que els reconfigureu perquè facin de primari-secundari entre ells.</text:span></text:p>
      <text:p text:style-name="P7"><text:span text:style-name="T7">D’aquesta manera doncs, cal que configureu el Windows Server perquè faci de secundari de nomcognom.edu, i la Ubuntu Server perquè ho faci de cognomnom.edu.</text:span></text:p>
      <text:p text:style-name="P7"><text:span text:style-name="T7">Novament, a nivell de xarxa, seguirem treballant amb un adaptador en mode ‘xarxa NAT’ associat al rang preassignat que teniu pel MP. </text:span></text:p>
      <text:p text:style-name="P7"><text:span text:style-name="T7">Primer de tot, comencem amb nomcognom.edu i per tant, heu de fer els corresponents canvis als servidors DNS per tal que el Windows Server la serveixi com autoritatiu secundari. </text:span></text:p>
      <text:list xml:id="list2602934443" text:style-name="WWNum15">
        <text:list-item>
          <text:p text:style-name="P1"><text:span text:style-name="T7">Adjunteu les captures que demostren que la zona de nomcognom.edu al Windows Server està configurada com a secundaria i quin servidor mestre té configurat. </text:span><text:span text:style-name="T8">0,5 punts</text:span><text:span text:style-name="T7">. </text:span></text:p>
        </text:list-item>
      </text:list>
      <text:p text:style-name="P4"/>
      <text:list xml:id="list111408946744907" text:continue-numbering="true" text:style-name="WWNum15">
        <text:list-item>
          <text:p text:style-name="P1"><text:span text:style-name="T7">Tot seguit, adjunteu una captura dels logs de la Ubuntu Server que demostrin la transferència completa de zona entre els dos servidors. </text:span><text:span text:style-name="T8">1 punt</text:span><text:span text:style-name="T7">. </text:span></text:p>
        </text:list-item>
      </text:list>
      <text:p text:style-name="P4"/>
      <text:list xml:id="list111409671352221" text:continue-numbering="true" text:style-name="WWNum15">
        <text:list-item>
          <text:p text:style-name="P1"><text:span text:style-name="T7">Ara, utilitzant nslookup (des d’un client Windows o des del propi Windows Server) feu una consulta DNS sobre l’entrada </text:span><text:soft-page-break/><text:span text:style-name="T7">nord.nomcognom.edu i que la consulta es faci al servei DNS del Windows Server. </text:span><text:span text:style-name="T8">0,75 punts</text:span><text:span text:style-name="T7">. </text:span></text:p>
        </text:list-item>
      </text:list>
      <text:p text:style-name="P7"><text:span text:style-name="T7">Ara configurar el servei DNS de la Ubuntu Server per tal que actuï com a </text:span><text:span text:style-name="T8">slave </text:span><text:span text:style-name="T7">del domini cognomnom.edu. `</text:span></text:p>
      <text:list xml:id="list111409324525382" text:continue-numbering="true" text:style-name="WWNum15">
        <text:list-item>
          <text:p text:style-name="P1"><text:span text:style-name="T7">Un cop fet els canvis corresponents, adjunteu una captura de llançar la comanda [sudo cat /etc/bind/named.conf.local | egrep -v ^// | grep . ]. </text:span><text:span text:style-name="T8">1,25 punts</text:span><text:span text:style-name="T7">. </text:span></text:p>
        </text:list-item>
      </text:list>
      <text:p text:style-name="P9"/>
      <text:list xml:id="list111409372408583" text:continue-numbering="true" text:style-name="WWNum15">
        <text:list-item>
          <text:p text:style-name="P1"><text:span text:style-name="T7">Adjunteu una captura dels logs DNS del Windows Server conforme s’ha executat el procés de transferència, primer, amb l’enviament del SOA i després, amb la transferència completa pròpiament dita. </text:span><text:span text:style-name="T8">0,75 punts</text:span><text:span text:style-name="T7">. </text:span></text:p>
        </text:list-item>
      </text:list>
      <text:p text:style-name="P4"/>
      <text:list xml:id="list111408685800093" text:continue-numbering="true" text:style-name="WWNum15">
        <text:list-item>
          <text:p text:style-name="P1"><text:span text:style-name="T7">Utilitzant nslookup, feu una consulta a la Ubuntu Server per tal d’obtenir el valor de figueres.cognomnom.edu. </text:span><text:span text:style-name="T8">0,75 punts</text:span><text:span text:style-name="T7">. </text:span></text:p>
        </text:list-item>
      </text:list>
      <text:p text:style-name="P7"><text:span text:style-name="T7">Un cop tinguem els dos dominis amb serveis de primari-secundari, és el moment de fer canvis a les zones DNS i veure com aquestes es propaguen automàticament als seus secundaris. </text:span></text:p>
      <text:p text:style-name="P7"><text:span text:style-name="T7">Començarem pel Windows Server, i farem un canvi a la zona de cognomnom.edu per tal d’afegir l’entrada projecte.cognomnom.edu i que quedi associada a la IP 172.25.X.245. </text:span></text:p>
      <text:list xml:id="list111409537390927" text:continue-numbering="true" text:style-name="WWNum15">
        <text:list-item>
          <text:p text:style-name="P1"><text:span text:style-name="T7">Adjunteu una captura dels logs del servei </text:span><text:span text:style-name="T8">named</text:span> <text:span text:style-name="T7">de la Ubuntu Server conforme es veu com arriba el </text:span><text:span text:style-name="T8">notify</text:span><text:span text:style-name="T7"> des del Windows Server i es produeix la transferència de la zona de domini. </text:span><text:span text:style-name="T8">1 punt</text:span><text:span text:style-name="T7">. </text:span></text:p>
        </text:list-item>
      </text:list>
      <text:p text:style-name="P4"/>
      <text:list xml:id="list111408075298300" text:continue-numbering="true" text:style-name="WWNum15">
        <text:list-item>
          <text:p text:style-name="P1"><text:span text:style-name="T7">Ara cal comprovar amb la comanda ‘dig’ i fent la consulta a la Ubuntu Server, quin és el valor de projecte.cognomnom.edu. </text:span><text:span text:style-name="T8">0,5 punts</text:span><text:span text:style-name="T7">. </text:span></text:p>
        </text:list-item>
      </text:list>
      <text:p text:style-name="P7"><text:span text:style-name="T7">Ara ens tocarà fer-ho a la Ubuntu Server, de forma que ens caldrà crear l’entrada projecte.nomcognom.edu apuntant a la IP 172.25.X.245. Si tot va com espero que vagi, la zona no s’haurà propagat al Windows. </text:span></text:p>
      <text:list xml:id="list111408520810463" text:continue-numbering="true" text:style-name="WWNum15">
        <text:list-item>
          <text:p text:style-name="P1"><text:span text:style-name="T7">Investigueu perquè i solucioneu-ho. Podeu fer qualsevol tipus de canvi que necessiteu (de configuració, de funcionament, de valors a les zones DNS, etc.). Tot ha de quedar explicat i justificat amb les corresponents captures i si ho arregleu, cal acabar amb una consulta DNS final sobre el Windows Server demostrant que resol de forma Autoritativa projecte.nomcognom.edu. </text:span><text:span text:style-name="T8">1,5 punts.</text:span><text:span text:style-name="T7"> </text:span></text:p>
        </text:list-item>
      </text:list>
      <text:p text:style-name="P7"><text:span text:style-name="T7">Amb la configuració actual, el nostre BIND no hauria de resoldre cap consulta que no sigui dirigida a un dels dominis dels quals n’és autoritatiu, ja sigui com a primari o com a secundari. No obstant, ens interessa que ens resolgui peticions de qualsevol domini, però per tenir-ho controlat, només si aquestes peticions venen des del Windows Server, ja que aquest darrer té la Ubuntu Server configurada com a </text:span><text:span text:style-name="T8">forwarder</text:span><text:span text:style-name="T7"> en etapes anteriors. </text:span></text:p>
      <text:p text:style-name="P7"><text:soft-page-break/><text:span text:style-name="T7">Així doncs, realitzeu els canvis convenients a la configuració del BIND per tal que s’accepti recursivitat però només si prové de peticions que venen del Windows Server. </text:span></text:p>
      <text:list xml:id="list111409467236952" text:continue-numbering="true" text:style-name="WWNum15">
        <text:list-item>
          <text:p text:style-name="P1"><text:span text:style-name="T7">Caldrà que adjunteu diferents captures (</text:span><text:span text:style-name="T8">1,5 punts</text:span><text:span text:style-name="T7">): </text:span></text:p>
        </text:list-item>
      </text:list>
      <text:list xml:id="list1975883788" text:style-name="WWNum17">
        <text:list-item>
          <text:p text:style-name="P2"><text:span text:style-name="T7">Captures dels fitxers de configuració editats i indiqueu quins canvis heu fet. </text:span></text:p>
        </text:list-item>
        <text:list-item>
          <text:p text:style-name="P2"><text:span text:style-name="T7">També caldrà una captura conforme es fa una petició sobre un domini extern (grn.es per exemple) des del Windows Server al BIND i aquesta es resol. Quan feu la petició, heu de tenir </text:span><text:span text:style-name="T8">l’sniffer</text:span><text:span text:style-name="T7"> engegat a la Ubuntu Server amb la comanda [sudo tcpdump -i any -n port 53 and udp]. </text:span></text:p>
        </text:list-item>
        <text:list-item>
          <text:p text:style-name="P2"><text:span text:style-name="T7">Captura conforme si feu la petició (amb dig) des de la Ubuntu Client a la IP de la Ubuntu Serveri aquesta us dona ‘Refused’. Mantingueu </text:span><text:span text:style-name="T8">l’sniffer</text:span><text:span text:style-name="T7"> obert aquí també. </text:span></text:p>
        </text:list-item>
        <text:list-item>
          <text:p text:style-name="P2"><text:span text:style-name="T7">Adjunteu la captura dels valors de </text:span><text:span text:style-name="T8">l’sniffer</text:span><text:span text:style-name="T7"> també (hi ha de constar la petició des del Windows i la directa des de la Ubuntu Server). </text:span></text:p>
        </text:list-item>
      </text:list>
      <text:p text:style-name="P3"/>
      <text:p text:style-name="P7"><text:span text:style-name="T7">Per acabar, cal que configureu la Ubuntu Server per tal que només accepti peticions (</text:span><text:span text:style-name="T8">queries</text:span><text:span text:style-name="T7">) des del Windows Server, fins i tot pels seus dominis autoritatius, tant si és primari com secundari. </text:span></text:p>
      <text:list xml:id="list111407815500870" text:continue-list="list111409467236952" text:style-name="WWNum15">
        <text:list-item>
          <text:p text:style-name="P1"><text:span text:style-name="T7">Adjunteu captures dels canvis fets als arxius de configuració del BIND i una demostració de petició amb ‘dig’ des de la Ubuntu Client conforme voleu saber els NS de cognomnom.edu. </text:span><text:span text:style-name="T8">0,5 punts</text:span><text:span text:style-name="T7">. <text:s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Calibri Light1" svg:font-family="'Calibri Light'"/>
    <style:font-face style:name="Courier New" svg:font-family="'Courier New'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a" fo:country="ES" style:letter-kerning="fals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3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3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3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Calibri3" style:font-family-asian="Calibri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 Light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 Light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 Light1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1pt"/>
    </style:style>
    <style:style style:name="MP2" style:family="paragraph">
      <style:paragraph-properties fo:margin-top="0cm" fo:margin-bottom="0cm" fo:line-height="100%" fo:text-align="end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2" draw:name="Group 164" draw:style-name="Mgr1"><draw:custom-shape draw:name="Rectangle 165" draw:style-name="Mgr2" draw:text-style-name="MP1" svg:width="16.511cm" svg:height="0.763cm" svg:x="4.489cm" svg:y="-0.38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68cm" svg:x="3.854cm" svg:y="-0.35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dc:creator>David Bancells</dc:creator>
    <meta:editing-cycles>766</meta:editing-cycles>
    <meta:print-date>2022-10-03T22:37:00</meta:print-date>
    <meta:creation-date>2019-09-24T06:15:00</meta:creation-date>
    <dc:date>2022-10-03T22:38:00</dc:date>
    <meta:editing-duration>PT23H11M</meta:editing-duration>
    <meta:generator>LibreOffice/7.0.4.2$Linux_X86_64 LibreOffice_project/00$Build-2</meta:generator>
    <meta:document-statistic meta:table-count="0" meta:image-count="0" meta:object-count="0" meta:page-count="3" meta:paragraph-count="38" meta:word-count="946" meta:character-count="5620" meta:non-whitespace-character-count="4698"/>
    <meta:user-defined meta:name="AppVersion">16.0000</meta:user-defined>
    <meta:template xlink:type="simple" xlink:actuate="onRequest" xlink:title="Normal.dotm" xlink:href=""/>
  </office:meta>
</office:document-meta>
</file>